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svg:stroke-width="0.081cm" draw:marker-start-width="0.321cm" draw:marker-end-width="0.321cm" draw:fill="none" draw:opacity="100%" draw:textarea-horizontal-align="justify" draw:textarea-vertical-align="middle" draw:auto-grow-height="false" fo:min-height="1.401cm" fo:min-width="3.31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103cm" fo:padding-top="0.165cm" fo:padding-bottom="0.165cm" fo:padding-left="0.29cm" fo:padding-right="0.29cm" draw:shadow="hidden"/>
    </style:style>
    <style:style style:name="gr6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6.024cm" fo:padding-top="0.165cm" fo:padding-bottom="0.165cm" fo:padding-left="0.29cm" fo:padding-right="0.29cm" draw:shadow="hidden"/>
    </style:style>
    <style:style style:name="gr7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484cm" fo:padding-top="0.165cm" fo:padding-bottom="0.165cm" fo:padding-left="0.29cm" fo:padding-right="0.29cm" draw:shadow="hidden"/>
    </style:style>
    <style:style style:name="gr8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4.246cm" fo:padding-top="0.165cm" fo:padding-bottom="0.165cm" fo:padding-left="0.29cm" fo:padding-right="0.29cm" draw:shadow="hidden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1" style:family="graphic" style:parent-style-name="standard">
      <style:graphic-properties draw:stroke="none" svg:stroke-color="#000000" draw:fill="none" draw:fill-color="#ffffff" fo:min-height="1.02cm" draw:shadow="hidden"/>
    </style:style>
    <style:style style:name="gr12" style:family="graphic" style:parent-style-name="standard">
      <style:graphic-properties draw:stroke="none" svg:stroke-color="#000000" draw:fill="none" draw:fill-color="#ffffff" fo:min-height="2.533cm" draw:shadow="hidden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56cm" fo:min-width="3.056cm" draw:shadow="hidden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5.211cm" fo:min-width="3.691cm" draw:shadow="hidden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9.402cm" fo:min-width="4.707cm" draw:shadow="hidden"/>
    </style:style>
    <style:style style:name="gr17" style:family="graphic" style:parent-style-name="standard">
      <style:graphic-properties svg:stroke-color="#ed1c24" draw:fill="none" draw:textarea-horizontal-align="justify" draw:textarea-vertical-align="middle" draw:auto-grow-height="false" fo:min-height="1.528cm" fo:min-width="5.85cm" draw:shadow="hidden"/>
    </style:style>
    <style:style style:name="gr18" style:family="graphic" style:parent-style-name="standard">
      <style:graphic-properties svg:stroke-color="#ed1c24" draw:fill="none" draw:textarea-horizontal-align="justify" draw:textarea-vertical-align="middle" draw:auto-grow-height="false" fo:min-height="7.116cm" fo:min-width="3.945cm" draw:shadow="hidden"/>
    </style:style>
    <style:style style:name="gr19" style:family="graphic" style:parent-style-name="standard">
      <style:graphic-properties draw:stroke="none" svg:stroke-color="#000000" draw:fill="none" draw:fill-color="#ffffff" fo:min-height="1.7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17cm"/>
    </style:style>
    <style:style style:name="P1" style:family="paragraph">
      <loext:graphic-properties draw:fill="none" draw:fill-color="#ffffff"/>
      <style:text-properties fo:font-size="25pt"/>
    </style:style>
    <style:style style:name="P2" style:family="paragraph">
      <loext:graphic-properties draw:fill="none"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5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397cm" svg:x="13.319cm" svg:y="1.762cm">
          <draw:text-box>
            <text:p><text:span text:style-name="T1">MAIN</text:span></text:p>
          </draw:text-box>
        </draw:frame>
        <draw:frame draw:style-name="gr2" draw:text-style-name="P2" draw:layer="layout" svg:width="4.572cm" svg:height="1.27cm" svg:x="2.27cm" svg:y="4.556cm">
          <draw:text-box>
            <text:p><text:span text:style-name="T2">ANIMATION</text:span></text:p>
          </draw:text-box>
        </draw:frame>
        <draw:frame draw:style-name="gr2" draw:text-style-name="P3" draw:layer="layout" svg:width="4.064cm" svg:height="1.27cm" svg:x="9.382cm" svg:y="4.556cm">
          <draw:text-box>
            <text:p><text:span text:style-name="T3">INVASION</text:span></text:p>
          </draw:text-box>
        </draw:frame>
        <draw:frame draw:style-name="gr1" draw:text-style-name="P2" draw:layer="layout" svg:width="6.477cm" svg:height="1.397cm" svg:x="16.24cm" svg:y="4.683cm">
          <draw:text-box>
            <text:p><text:span text:style-name="T2">MySQL PROJECT</text:span></text:p>
          </draw:text-box>
        </draw:frame>
        <draw:frame draw:style-name="gr3" draw:text-style-name="P3" draw:layer="layout" svg:width="3.429cm" svg:height="1.143cm" svg:x="24.495cm" svg:y="4.683cm">
          <draw:text-box>
            <text:p><text:span text:style-name="T3">SPRING</text:span></text:p>
          </draw:text-box>
        </draw:frame>
        <draw:custom-shape draw:style-name="gr4" draw:text-style-name="P4" draw:layer="layout" svg:width="3.81cm" svg:height="1.651cm" svg:x="12.811cm" svg:y="1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1.905cm" svg:x="24.241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4cm" svg:height="1.905cm" svg:x="16.113cm" svg:y="4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64cm" svg:height="1.905cm" svg:x="9.25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826cm" svg:height="1.905cm" svg:x="2.016cm" svg:y="4.17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429cm" svg:y1="4.175cm" svg:x2="13.446cm" svg:y2="3.159cm">
          <text:p/>
        </draw:line>
        <draw:line draw:style-name="gr9" draw:text-style-name="P5" draw:layer="layout" svg:x1="11.414cm" svg:y1="4.175cm" svg:x2="14.335cm" svg:y2="3.159cm">
          <text:p/>
        </draw:line>
        <draw:line draw:style-name="gr9" draw:text-style-name="P5" draw:layer="layout" svg:x1="19.542cm" svg:y1="4.175cm" svg:x2="15.097cm" svg:y2="3.159cm">
          <text:p/>
        </draw:line>
        <draw:line draw:style-name="gr9" draw:text-style-name="P5" draw:layer="layout" svg:x1="26.146cm" svg:y1="4.175cm" svg:x2="15.986cm" svg:y2="3.159cm">
          <text:p/>
        </draw:line>
        <draw:frame draw:style-name="gr10" draw:text-style-name="P3" draw:layer="layout" svg:width="3.302cm" svg:height="1.397cm" svg:x="2.143cm" svg:y="7.604cm">
          <draw:text-box>
            <text:p>WALKER</text:p>
          </draw:text-box>
        </draw:frame>
        <draw:frame draw:style-name="gr11" draw:text-style-name="P3" draw:layer="layout" svg:width="3.175cm" svg:height="1.27cm" svg:x="2.27cm" svg:y="9.636cm">
          <draw:text-box>
            <text:p>SETUP</text:p>
          </draw:text-box>
        </draw:frame>
        <draw:frame draw:style-name="gr12" draw:text-style-name="P3" draw:layer="layout" svg:width="4.572cm" svg:height="2.783cm" svg:x="5.855cm" svg:y="7.791cm">
          <draw:text-box>
            <text:p>TEXT SHOW</text:p>
            <text:p><text:span text:style-name="T4">extends TextRD</text:span></text:p>
          </draw:text-box>
        </draw:frame>
        <draw:frame draw:style-name="gr11" draw:text-style-name="P3" draw:layer="layout" svg:width="6.223cm" svg:height="1.27cm" svg:x="16.494cm" svg:y="7.985cm">
          <draw:text-box>
            <text:p>COMMUNICATION</text:p>
          </draw:text-box>
        </draw:frame>
        <draw:frame draw:style-name="gr13" draw:text-style-name="P3" draw:layer="layout" svg:width="2.286cm" svg:height="0.962cm" svg:x="12.263cm" svg:y="9.436cm">
          <draw:text-box>
            <text:p>SHIP</text:p>
          </draw:text-box>
        </draw:frame>
        <draw:frame draw:style-name="gr10" draw:text-style-name="P3" draw:layer="layout" svg:width="4.191cm" svg:height="1.397cm" svg:x="11.414cm" svg:y="7.604cm">
          <draw:text-box>
            <text:p>GAMEPLAY</text:p>
          </draw:text-box>
        </draw:frame>
        <draw:custom-shape draw:style-name="gr14" draw:text-style-name="P5" draw:layer="layout" svg:width="3.556cm" svg:height="3.81cm" svg:x="1.889cm" svg:y="7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91cm" svg:height="5.461cm" svg:x="5.953cm" svg:y="7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07cm" svg:height="9.652cm" svg:x="10.779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1.778cm" svg:x="16.367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445cm" svg:height="7.366cm" svg:x="23.733cm" svg:y="7.73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921cm" svg:y1="7.35cm" svg:x2="3.921cm" svg:y2="6.08cm">
          <text:p/>
        </draw:line>
        <draw:line draw:style-name="gr9" draw:text-style-name="P5" draw:layer="layout" svg:x1="5.064cm" svg:y1="6.08cm" svg:x2="8.112cm" svg:y2="7.35cm">
          <text:p/>
        </draw:line>
        <draw:line draw:style-name="gr9" draw:text-style-name="P5" draw:layer="layout" svg:x1="11.414cm" svg:y1="6.08cm" svg:x2="8.112cm" svg:y2="7.35cm">
          <text:p/>
        </draw:line>
        <draw:line draw:style-name="gr9" draw:text-style-name="P5" draw:layer="layout" svg:x1="13.279cm" svg:y1="7.35cm" svg:x2="12.361cm" svg:y2="6.08cm">
          <text:p/>
        </draw:line>
        <draw:line draw:style-name="gr9" draw:text-style-name="P5" draw:layer="layout" svg:x1="19.415cm" svg:y1="6.08cm" svg:x2="19.415cm" svg:y2="7.858cm">
          <text:p/>
        </draw:line>
        <draw:line draw:style-name="gr9" draw:text-style-name="P5" draw:layer="layout" svg:x1="26.019cm" svg:y1="6.08cm" svg:x2="26.019cm" svg:y2="7.731cm">
          <text:p/>
        </draw:line>
        <draw:frame draw:style-name="gr19" draw:text-style-name="P3" draw:layer="layout" svg:width="4.572cm" svg:height="2.032cm" svg:x="11.12cm" svg:y="10.906cm">
          <draw:text-box>
            <text:p>HIGH SCORE</text:p>
            <text:p><text:span text:style-name="T4"><text:s text:c="2"/></text:span><text:span text:style-name="T4">extends TextRD</text:span></text:p>
          </draw:text-box>
        </draw:frame>
        <draw:frame draw:style-name="gr20" draw:text-style-name="P3" draw:layer="layout" svg:width="3.317cm" svg:height="3.095cm" svg:x="6.08cm" svg:y="9.208cm">
          <draw:text-box>
            <text:p>Invasion</text:p>
            <text:p><text:s text:c="2"/>-Credits</text:p>
            <text:p>Animation</text:p>
            <text:p><text:s text:c="2"/>-Fr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1:24:27.676285491</meta:creation-date>
    <dc:date>2019-02-18T11:14:17.972872428</dc:date>
    <meta:editing-duration>PT13M14S</meta:editing-duration>
    <meta:editing-cycles>7</meta:editing-cycles>
    <meta:generator>LibreOffice/6.0.7.3$Linux_X86_64 LibreOffice_project/00m0$Build-3</meta:generator>
    <meta:document-statistic meta:object-count="33"/>
  </office:meta>
</office:document-meta>
</file>